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line-height="200%" fo:text-align="start" style:justify-single-word="false"/>
      <style:text-properties style:font-name="Liberation Serif" style:text-underline-style="none" fo:font-weight="bold" style:font-weight-asian="bold" style:font-weight-complex="bold"/>
    </style:style>
    <style:style style:name="P2" style:family="paragraph" style:parent-style-name="Standard">
      <style:paragraph-properties fo:line-height="200%" fo:text-align="start" style:justify-single-word="false"/>
      <style:text-properties style:font-name="Liberation Serif" style:text-underline-style="none" fo:font-weight="bold" officeooo:paragraph-rsid="00036b51" style:font-weight-asian="bold" style:font-weight-complex="bold"/>
    </style:style>
    <style:style style:name="P3" style:family="paragraph" style:parent-style-name="Standard">
      <style:paragraph-properties fo:line-height="200%" fo:text-align="start" style:justify-single-word="false"/>
      <style:text-properties style:font-name="Liberation Serif" style:text-underline-style="none" fo:font-weight="bold" officeooo:paragraph-rsid="0007ddc5" style:font-weight-asian="bold" style:font-weight-complex="bold"/>
    </style:style>
    <style:style style:name="P4" style:family="paragraph" style:parent-style-name="Standard">
      <style:paragraph-properties fo:line-height="200%" fo:text-align="start" style:justify-single-word="false"/>
      <style:text-properties style:font-name="Liberation Serif" style:text-underline-style="none" fo:font-weight="bold" officeooo:paragraph-rsid="00085d66" style:font-weight-asian="bold" style:font-weight-complex="bold"/>
    </style:style>
    <style:style style:name="P5" style:family="paragraph" style:parent-style-name="Standard">
      <style:paragraph-properties fo:line-height="200%" fo:text-align="center" style:justify-single-word="false"/>
      <style:text-properties style:font-name="Liberation Serif" style:text-underline-style="solid" style:text-underline-width="auto" style:text-underline-color="font-color"/>
    </style:style>
    <style:style style:name="T1" style:family="text">
      <style:text-properties officeooo:rsid="0000187a"/>
    </style:style>
    <style:style style:name="T2" style:family="text">
      <style:text-properties officeooo:rsid="000147f8"/>
    </style:style>
    <style:style style:name="T3" style:family="text">
      <style:text-properties officeooo:rsid="0002581f"/>
    </style:style>
    <style:style style:name="T4" style:family="text">
      <style:text-properties officeooo:rsid="00036b51"/>
    </style:style>
    <style:style style:name="T5" style:family="text">
      <style:text-properties style:text-position="super 58%" officeooo:rsid="00036b51"/>
    </style:style>
    <style:style style:name="T6" style:family="text">
      <style:text-properties officeooo:rsid="0004b39a"/>
    </style:style>
    <style:style style:name="T7" style:family="text">
      <style:text-properties officeooo:rsid="0007ddc5"/>
    </style:style>
    <style:style style:name="T8" style:family="text">
      <style:text-properties officeooo:rsid="00085d66" style:language-complex="he" style:country-complex="IL"/>
    </style:style>
    <style:style style:name="T9" style:family="text">
      <style:text-properties officeooo:rsid="000b7a6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 strain of thoughts</text:p>
      <text:p text:style-name="P1"><text:tab/><text:span text:style-name="T1">Thirteen years ago, on the seashore of Caesaria, they fought, man to brute, KoHeLeT D'vash versus Elad Kaloosh. They used three foot long RD&amp;D battle sausages, we LARPers referred to as swords. The silver coating of the isolation layer of the PVC endoskeleton of the swords was not water resistant as one would expect. </text:span>KoHeLeT was my initial inspiration for <text:span text:style-name="T2">many things, including among many </text:span>the long hair before the army, though Tomash and <text:span text:style-name="T2">Rakoov (previously known as “</text:span>the Raven”<text:span text:style-name="T2">)</text:span> had their input as well in that regard. Me, KoHeLeT and my mom had the same length of hair that day, 13 years ago.</text:p>
      <text:p text:style-name="P1"><text:tab/>He was tri-lingual<text:span text:style-name="T3"> – </text:span>spoke French with his <text:span text:style-name="T3">g</text:span>randma, English with his mother and siblings, and Hebrew with his father. He also <text:span text:style-name="T3">was </text:span>writ<text:span text:style-name="T3">i</text:span>n<text:span text:style-name="T3">g</text:span> in the <text:span text:style-name="T3">H</text:span>oly <text:span text:style-name="T3">L</text:span>anguage, a certain cyber-punk version with Sancho Panch<text:span text:style-name="T3">e</text:span> as the main protagonist of a<text:span text:style-name="T9">n</text:span> interesting story. It<text:span text:style-name="T4">'</text:span>s about a couple of plants, <text:span text:style-name="T4">in</text:span> which one of them impregnates females who give birth to males (and the <text:span text:style-name="T4">females</text:span> perish shortly after the deliverance<text:span text:style-name="T4">)</text:span>. The male offspring<text:span text:style-name="T4">s</text:span> need at a certain stage in their life to start decreasing their own ranks before reaching a certain valid amount who could mate with the female-type plant.</text:p>
      <text:p text:style-name="P1"><text:tab/>He asked me for ideas of gory deaths. <text:span text:style-name="T4">A</text:span>t the time I was pretty occupied with grenades from various FPS games. <text:span text:style-name="T4">I</text:span> thought of some devious combination of grenades and/or mine traps that would lead to plenty of deaths via chain reactions. The main thing he <text:span text:style-name="T4">has ever </text:span>taught me was that it is not imperative that your ideas will be original as long as the way you convey these ideas <text:span text:style-name="T4">is</text:span> really well thought of and described well enough. <text:span text:style-name="T4">He taught me that even when you know the way from point A to point C, it is the B that counts, meaning that even when the end is known, the way to get there is the most interesting part. He told me that even in the supposed afterlife everything is the same in either hell or in heaven for that matter, and that life can be richer in both good and bad ways, but they are never the same.</text:span></text:p>
      <text:p text:style-name="P2"><text:tab/>Both he and <text:span text:style-name="T4">Rakoov</text:span> could have learned so much from their parents but chose not to.</text:p>
      <text:p text:style-name="P2"><text:soft-page-break/><text:span text:style-name="T4">Arming myself with some of KoHeLeT's advices (mainly the socks trick that still works to this day in Reserve duty) and a newly forged attitude towards life in general I paved my way both thru the “turfs” and Ramat Hagolan. I needed this breather to get away from the iron fist of my father who still to this day breathes down at our necks. RaVe and MaVeL found ways to manipulate or strafe away from him. His hold on MaVeL is still rather intact as she's only 12 years old. That would give her a valid excuse not to be that day on the seashore of Caesaria.</text:span></text:p>
      <text:p text:style-name="P2"><text:tab/><text:span text:style-name="T4">Yet, the iron fist is hoarding on a treasure of real estate. Three apartments from either paternal and maternal side, not to mention the 7</text:span><text:span text:style-name="T5">th</text:span><text:span text:style-name="T4"> which is in joint custody of both, a salvation is just a few years away. <text:s/></text:span><text:span text:style-name="T6">I shall redeem the fate of my siblings, mother and uncle when I can amass the fortitude to do so. In this day, that the iron mortorium will fall, they will come to admit that KoHeLeT was right all along.</text:span></text:p>
      <text:p text:style-name="P2">“<text:span text:style-name="T7">There's a time to give birth and a time to die,</text:span></text:p>
      <text:p text:style-name="P3"><text:span text:style-name="T7">a time to sow, and a time for harvest.</text:span></text:p>
      <text:p text:style-name="P3"><text:span text:style-name="T7">A time to kill and a time to heal,</text:span></text:p>
      <text:p text:style-name="P3"><text:span text:style-name="T7">a time to breach and a time to build.</text:span></text:p>
      <text:p text:style-name="P3"><text:span text:style-name="T7">A time to weep and a time to laugh,</text:span></text:p>
      <text:p text:style-name="P3"><text:span text:style-name="T7">a time to grieve and a time to dance.</text:span></text:p>
      <text:p text:style-name="P3"><text:span text:style-name="T7">A time to stone and a time to gather stone;</text:span></text:p>
      <text:p text:style-name="P3"><text:span text:style-name="T7">a time to hold and a time to withhold.</text:span></text:p>
      <text:p text:style-name="P3"><text:span text:style-name="T7">A time to ask, and a time to lose,</text:span></text:p>
      <text:p text:style-name="P3"><text:span text:style-name="T7">a time to keep, and a time to throw.</text:span></text:p>
      <text:p text:style-name="P3"><text:span text:style-name="T7">A time to rip, and a time to </text:span><text:span text:style-name="T8">stitch,</text:span></text:p>
      <text:p text:style-name="P4"><text:span text:style-name="T8">a time to whisper, and a time to speak.</text:span></text:p>
      <text:p text:style-name="P4"><text:span text:style-name="T8">A time to love, and a time to hate,</text:span></text:p>
      <text:p text:style-name="P4"><text:span text:style-name="T8">a time for war, and a time for pea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oZooL Obliterator666</meta:initial-creator>
    <meta:creation-date>2013-08-14T16:58:28</meta:creation-date>
    <dc:date>2013-08-29T01:08:11.38</dc:date>
    <meta:editing-duration>P1DT1H42M39S</meta:editing-duration>
    <meta:editing-cycles>17</meta:editing-cycles>
    <meta:generator>LibreOffice/4.0.4.2$Windows_x86 LibreOffice_project/9e9821abd0ffdbc09cd8c52eaa574fa09eb08f2</meta:generator>
    <meta:printed-by>OoZooL Obliterator666</meta:printed-by>
    <meta:print-date>2013-08-14T17:34:44</meta:print-date>
    <meta:document-statistic meta:table-count="0" meta:image-count="0" meta:object-count="0" meta:page-count="2" meta:paragraph-count="21" meta:word-count="698" meta:character-count="3604" meta:non-whitespace-character-count="2920"/>
  </office:meta>
</office:document-meta>
</file>